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fo:font-style="normal" style:text-underline-style="none" fo:font-weight="normal" officeooo:paragraph-rsid="001d37ef" style:language-asian="zxx" style:country-asian="none" style:font-style-asian="normal" style:font-weight-asian="normal" style:language-complex="zxx" style:country-complex="none" style:font-style-complex="normal" style:font-weight-complex="normal"/>
    </style:style>
    <style:style style:name="P3" style:family="paragraph" style:parent-style-name="Standard">
      <style:text-properties style:font-name="Arial" fo:language="zxx" fo:country="none" fo:font-style="italic" style:text-underline-style="solid" style:text-underline-width="auto" style:text-underline-color="font-color" fo:font-weight="bold" officeooo:rsid="001cac2a" style:language-asian="zxx" style:country-asian="none" style:font-style-asian="italic" style:font-weight-asian="bold" style:language-complex="zxx" style:country-complex="none" style:font-style-complex="italic" style:font-weight-complex="bold"/>
    </style:style>
    <style:style style:name="P4" style:family="paragraph" style:parent-style-name="Standard">
      <style:text-properties style:font-name="Arial" fo:language="zxx" fo:country="none" fo:font-style="normal" style:text-underline-style="none" fo:font-weight="normal" officeooo:rsid="001cac2a" officeooo:paragraph-rsid="001cac2a" style:language-asian="zxx" style:country-asian="none" style:font-style-asian="normal" style:font-weight-asian="normal" style:language-complex="zxx" style:country-complex="none" style:font-style-complex="normal" style:font-weight-complex="normal"/>
    </style:style>
    <style:style style:name="P5" style:family="paragraph" style:parent-style-name="Standard">
      <style:text-properties style:font-name="Arial" fo:language="zxx" fo:country="none" fo:font-style="normal" style:text-underline-style="none" fo:font-weight="normal" officeooo:rsid="001d37ef" officeooo:paragraph-rsid="001d37ef" style:language-asian="zxx" style:country-asian="none" style:font-style-asian="normal" style:font-weight-asian="normal" style:language-complex="zxx" style:country-complex="none" style:font-style-complex="normal" style:font-weight-complex="normal"/>
    </style:style>
    <style:style style:name="P6" style:family="paragraph" style:parent-style-name="Standard">
      <style:text-properties style:font-name="Arial" fo:language="zxx" fo:country="none" fo:font-style="normal" style:text-underline-style="none" fo:font-weight="normal" officeooo:rsid="001d37ef" officeooo:paragraph-rsid="00210af5" style:language-asian="zxx" style:country-asian="none" style:font-style-asian="normal" style:font-weight-asian="normal" style:language-complex="zxx" style:country-complex="none" style:font-style-complex="normal" style:font-weight-complex="normal"/>
    </style:style>
    <style:style style:name="P7" style:family="paragraph" style:parent-style-name="Standard">
      <style:text-properties style:font-name="Arial" fo:language="zxx" fo:country="none" fo:font-style="normal" style:text-underline-style="none" fo:font-weight="normal" officeooo:rsid="001ea9b2" officeooo:paragraph-rsid="001d37ef" style:language-asian="zxx" style:country-asian="none" style:font-style-asian="normal" style:font-weight-asian="normal" style:language-complex="zxx" style:country-complex="none" style:font-style-complex="normal" style:font-weight-complex="normal"/>
    </style:style>
    <style:style style:name="P8" style:family="paragraph" style:parent-style-name="Standard">
      <style:text-properties style:font-name="Arial" fo:language="zxx" fo:country="none" fo:font-style="normal" style:text-underline-style="none" fo:font-weight="bold" officeooo:rsid="001d37ef" officeooo:paragraph-rsid="001d37ef" style:language-asian="zxx" style:country-asian="none" style:font-style-asian="normal" style:font-weight-asian="bold" style:language-complex="zxx" style:country-complex="none" style:font-style-complex="normal" style:font-weight-complex="bold"/>
    </style:style>
    <style:style style:name="P9" style:family="paragraph" style:parent-style-name="Standard">
      <style:text-properties style:font-name="Arial" fo:language="zxx" fo:country="none" fo:font-style="normal" style:text-underline-style="none" fo:font-weight="bold" officeooo:rsid="001d37ef" officeooo:paragraph-rsid="001fa2bc" style:language-asian="zxx" style:country-asian="none" style:font-style-asian="normal" style:font-weight-asian="bold" style:language-complex="zxx" style:country-complex="none" style:font-style-complex="normal" style:font-weight-complex="bold"/>
    </style:style>
    <style:style style:name="P10" style:family="paragraph" style:parent-style-name="Standard">
      <style:text-properties style:font-name="Arial" fo:language="zxx" fo:country="none" fo:font-style="normal" style:text-underline-style="none" fo:font-weight="bold" officeooo:rsid="001d37ef" officeooo:paragraph-rsid="0022b3ba" style:language-asian="zxx" style:country-asian="none" style:font-style-asian="normal" style:font-weight-asian="bold" style:language-complex="zxx" style:country-complex="none" style:font-style-complex="normal" style:font-weight-complex="bold"/>
    </style:style>
    <style:style style:name="P11" style:family="paragraph" style:parent-style-name="Standard">
      <style:text-properties fo:color="#ff3333" style:font-name="Arial" fo:language="zxx" fo:country="none" fo:font-style="normal" style:text-underline-style="none" fo:font-weight="bold" officeooo:rsid="001d37ef" officeooo:paragraph-rsid="001d37ef" style:language-asian="zxx" style:country-asian="none" style:font-style-asian="normal" style:font-weight-asian="bold" style:language-complex="zxx" style:country-complex="none" style:font-style-complex="normal" style:font-weight-complex="bold"/>
    </style:style>
    <style:style style:name="P12" style:family="paragraph" style:parent-style-name="Standard">
      <style:text-properties fo:color="#000000" style:font-name="Arial" fo:language="zxx" fo:country="none" fo:font-style="normal" style:text-underline-style="none" fo:font-weight="normal" officeooo:rsid="001d37ef" officeooo:paragraph-rsid="001d37ef" style:language-asian="zxx" style:country-asian="none" style:font-style-asian="normal" style:font-weight-asian="normal" style:language-complex="zxx" style:country-complex="none" style:font-style-complex="normal" style:font-weight-complex="normal"/>
    </style:style>
    <style:style style:name="P13" style:family="paragraph" style:parent-style-name="Standard">
      <style:text-properties style:font-name="Arial" fo:language="zxx" fo:country="none" fo:font-style="normal" style:text-underline-style="none" fo:font-weight="normal" officeooo:rsid="001fa2bc" officeooo:paragraph-rsid="001fa2bc" style:language-asian="zxx" style:country-asian="none" style:font-style-asian="normal" style:font-weight-asian="normal" style:language-complex="zxx" style:country-complex="none" style:font-style-complex="normal" style:font-weight-complex="normal"/>
    </style:style>
    <style:style style:name="P14" style:family="paragraph" style:parent-style-name="Standard">
      <style:text-properties style:font-name="Arial" fo:language="zxx" fo:country="none" fo:font-style="normal" style:text-underline-style="none" fo:font-weight="normal" officeooo:rsid="00210af5" officeooo:paragraph-rsid="00210af5" style:language-asian="zxx" style:country-asian="none" style:font-style-asian="normal" style:font-weight-asian="normal" style:language-complex="zxx" style:country-complex="none" style:font-style-complex="normal" style:font-weight-complex="normal"/>
    </style:style>
    <style:style style:name="P15" style:family="paragraph" style:parent-style-name="Standard">
      <style:text-properties style:font-name="Arial" fo:language="zxx" fo:country="none" fo:font-style="normal" style:text-underline-style="none" fo:font-weight="normal" officeooo:rsid="00216573" officeooo:paragraph-rsid="001fa2bc" style:language-asian="zxx" style:country-asian="none" style:font-style-asian="normal" style:font-weight-asian="normal" style:language-complex="zxx" style:country-complex="none" style:font-style-complex="normal" style:font-weight-complex="normal"/>
    </style:style>
    <style:style style:name="P16" style:family="paragraph" style:parent-style-name="Standard">
      <style:text-properties style:font-name="Arial" fo:language="zxx" fo:country="none" fo:font-style="normal" style:text-underline-style="none" fo:font-weight="normal" officeooo:rsid="00216573" officeooo:paragraph-rsid="0022efac" style:language-asian="zxx" style:country-asian="none" style:font-style-asian="normal" style:font-weight-asian="normal" style:language-complex="zxx" style:country-complex="none" style:font-style-complex="normal" style:font-weight-complex="normal"/>
    </style:style>
    <style:style style:name="P17" style:family="paragraph" style:parent-style-name="Standard">
      <style:text-properties style:font-name="Arial" fo:language="zxx" fo:country="none" fo:font-style="normal" style:text-underline-style="none" fo:font-weight="normal" officeooo:rsid="00216573" officeooo:paragraph-rsid="00236c15" style:language-asian="zxx" style:country-asian="none" style:font-style-asian="normal" style:font-weight-asian="normal" style:language-complex="zxx" style:country-complex="none" style:font-style-complex="normal" style:font-weight-complex="normal"/>
    </style:style>
    <style:style style:name="P18" style:family="paragraph" style:parent-style-name="Standard">
      <style:text-properties style:font-name="Arial" fo:language="zxx" fo:country="none" fo:font-style="normal" style:text-underline-style="none" fo:font-weight="normal" officeooo:rsid="00216573" officeooo:paragraph-rsid="002477bb" style:language-asian="zxx" style:country-asian="none" style:font-style-asian="normal" style:font-weight-asian="normal" style:language-complex="zxx" style:country-complex="none" style:font-style-complex="normal" style:font-weight-complex="normal"/>
    </style:style>
    <style:style style:name="P19" style:family="paragraph" style:parent-style-name="Standard">
      <style:text-properties style:font-name="Arial" fo:language="zxx" fo:country="none" fo:font-style="normal" style:text-underline-style="none" fo:font-weight="normal" officeooo:rsid="00216573" officeooo:paragraph-rsid="0024f0cf"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text-properties style:font-name="Arial" fo:language="zxx" fo:country="none" fo:font-style="normal" style:text-underline-style="none" fo:font-weight="normal" officeooo:rsid="0022b3ba" officeooo:paragraph-rsid="0022b3ba"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text-properties style:font-name="Arial" fo:language="zxx" fo:country="none" fo:font-style="normal" style:text-underline-style="none" fo:font-weight="normal" officeooo:rsid="0022b3ba" officeooo:paragraph-rsid="001fa2bc" style:language-asian="zxx" style:country-asian="none" style:font-style-asian="normal" style:font-weight-asian="normal" style:language-complex="zxx" style:country-complex="none" style:font-style-complex="normal" style:font-weight-complex="normal"/>
    </style:style>
    <style:style style:name="P22" style:family="paragraph" style:parent-style-name="Standard">
      <style:text-properties style:font-name="Arial" fo:language="zxx" fo:country="none" fo:font-style="normal" style:text-underline-style="none" fo:font-weight="bold" officeooo:rsid="001fa2bc" officeooo:paragraph-rsid="001fa2bc" style:language-asian="zxx" style:country-asian="none" style:font-style-asian="normal" style:font-weight-asian="bold" style:language-complex="zxx" style:country-complex="none" style:font-style-complex="normal" style:font-weight-complex="bold"/>
    </style:style>
    <style:style style:name="P23" style:family="paragraph" style:parent-style-name="Standard">
      <style:text-properties style:font-name="Arial" fo:language="zxx" fo:country="none" fo:font-style="normal" style:text-underline-style="none" fo:font-weight="bold" officeooo:rsid="00210af5" officeooo:paragraph-rsid="00210af5" style:language-asian="zxx" style:country-asian="none" style:font-style-asian="normal" style:font-weight-asian="bold" style:language-complex="zxx" style:country-complex="none" style:font-style-complex="normal" style:font-weight-complex="bold"/>
    </style:style>
    <style:style style:name="P24" style:family="paragraph" style:parent-style-name="Standard">
      <style:text-properties style:font-name="Arial" fo:language="zxx" fo:country="none" fo:font-style="italic" style:text-underline-style="solid" style:text-underline-width="auto" style:text-underline-color="font-color" fo:font-weight="bold" officeooo:rsid="0022b3ba" officeooo:paragraph-rsid="0022b3ba" style:language-asian="zxx" style:country-asian="none" style:font-style-asian="italic" style:font-weight-asian="bold" style:language-complex="zxx" style:country-complex="none" style:font-style-complex="italic" style:font-weight-complex="bold"/>
    </style:style>
    <style:style style:name="P25" style:family="paragraph">
      <style:paragraph-properties fo:text-align="center"/>
    </style:style>
    <style:style style:name="P26" style:family="paragraph">
      <style:text-properties fo:font-size="11pt" style:font-size-asian="11pt" style:font-size-complex="11pt"/>
    </style:style>
    <style:style style:name="T1" style:family="text">
      <style:text-properties style:font-name="Arial" fo:font-style="italic" style:text-underline-style="solid" style:text-underline-width="auto" style:text-underline-color="font-color" fo:font-weight="bold" officeooo:rsid="001cac2a" style:font-style-asian="italic" style:font-weight-asian="bold" style:font-style-complex="italic" style:font-weight-complex="bold"/>
    </style:style>
    <style:style style:name="T2" style:family="text">
      <style:text-properties style:font-name="Arial" officeooo:rsid="001d37ef"/>
    </style:style>
    <style:style style:name="T3" style:family="text">
      <style:text-properties style:font-name="Arial" officeooo:rsid="001ea9b2"/>
    </style:style>
    <style:style style:name="T4" style:family="text">
      <style:text-properties fo:color="#ff3333" style:font-name="Arial" fo:font-weight="bold" officeooo:rsid="001d37ef" style:font-weight-asian="bold" style:font-weight-complex="bold"/>
    </style:style>
    <style:style style:name="T5" style:family="text">
      <style:text-properties fo:font-weight="normal" officeooo:rsid="001fa2bc" style:font-weight-asian="normal" style:font-weight-complex="normal"/>
    </style:style>
    <style:style style:name="T6" style:family="text">
      <style:text-properties fo:font-weight="normal" officeooo:rsid="00216573" style:font-weight-asian="normal" style:font-weight-complex="normal"/>
    </style:style>
    <style:style style:name="T7" style:family="text">
      <style:text-properties fo:font-weight="normal" officeooo:rsid="0022b3ba" style:font-weight-asian="normal" style:font-weight-complex="normal"/>
    </style:style>
    <style:style style:name="T8" style:family="text">
      <style:text-properties fo:color="#000000" style:font-name="Arial" officeooo:rsid="001d37ef"/>
    </style:style>
    <style:style style:name="T9" style:family="text">
      <style:text-properties officeooo:rsid="001fa2bc"/>
    </style:style>
    <style:style style:name="T10" style:family="text">
      <style:text-properties officeooo:rsid="00210af5"/>
    </style:style>
    <style:style style:name="T11" style:family="text">
      <style:text-properties officeooo:rsid="0021ab66"/>
    </style:style>
    <style:style style:name="T12" style:family="text">
      <style:text-properties officeooo:rsid="0022b3ba"/>
    </style:style>
    <style:style style:name="T13" style:family="text">
      <style:text-properties fo:font-style="italic" officeooo:rsid="0022b3ba" style:font-style-asian="italic" style:font-style-complex="italic"/>
    </style:style>
    <style:style style:name="T14" style:family="text">
      <style:text-properties officeooo:rsid="0022efac"/>
    </style:style>
    <style:style style:name="T15" style:family="text">
      <style:text-properties officeooo:rsid="00236c15"/>
    </style:style>
    <style:style style:name="T16" style:family="text">
      <style:text-properties officeooo:rsid="002477bb"/>
    </style:style>
    <style:style style:name="T17" style:family="text">
      <style:text-properties officeooo:rsid="0024f0cf"/>
    </style:style>
    <style:style style:name="T18" style:family="text">
      <style:text-properties fo:font-size="11pt" style:font-size-asian="11pt" style:font-size-complex="11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 <text:s text:c="3"/><text:span text:style-name="T1">Ziele der staatlichen Wirtschaftspolitik</text:span></text:p>
      <text:p text:style-name="P3"/>
      <text:p text:style-name="P3"/>
      <text:p text:style-name="P4">1. Konjunktur</text:p>
      <text:p text:style-name="P4"/>
      <text:p text:style-name="P4"><text:tab/>→ Wirtschaftliche Lage</text:p>
      <text:p text:style-name="P4"><text:s/><text:tab/>→ Wirtschaftliche Situation </text:p>
      <text:p text:style-name="P4"/>
      <text:p text:style-name="P4"/>
      <text:p text:style-name="P4">1.1 Verlauf/Phasen</text:p>
      <text:p text:style-name="P4"><draw:line text:anchor-type="paragraph" draw:z-index="0" draw:style-name="gr1" draw:text-style-name="P25" svg:x1="0.2736in" svg:y1="0.1709in" svg:x2="0.2736in" svg:y2="1.9728in"><text:p/></draw:line></text:p>
      <text:p text:style-name="P4"><draw:custom-shape text:anchor-type="paragraph" draw:z-index="3" draw:style-name="gr2" svg:width="0.1776in" svg:height="0.4378in" svg:x="-0.0075in" svg:y="0.020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4" draw:style-name="gr3" draw:text-style-name="P26" svg:width="0.7398in" svg:height="0.2713in" svg:x="-0.7472in" svg:y="0.1874in"><draw:text-box><text:p><text:span text:style-name="T18">Konjunktur</text:span></text:p></draw:text-box></draw:frame></text:p>
      <text:p text:style-name="P4"><draw:custom-shape text:anchor-type="paragraph" draw:z-index="10" draw:style-name="gr2" svg:width="0.1776in" svg:height="0.1669in" svg:x="1.8516in" svg:y="1.1866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text:anchor-type="paragraph" draw:z-index="9" draw:style-name="gr2" svg:width="0.1461in" svg:height="0.198in" svg:x="1.5909in" svg:y="0.902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text:anchor-type="paragraph" draw:z-index="8" draw:style-name="gr2" svg:width="0.1252in" svg:height="0.1295in" svg:x="0.9764in" svg:y="0.8354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text:anchor-type="paragraph" draw:z-index="7" draw:style-name="gr2" svg:width="0.1252in" svg:height="0.1461in" svg:x="0.4346in" svg:y="1.2075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frame text:anchor-type="paragraph" draw:z-index="6" draw:style-name="gr4" svg:width="0.6567in" svg:height="0.2606in" svg:x="1.7783in" svg:y="1.8602in"><draw:text-box><text:p>Zeit</text:p></draw:text-box></draw:frame><draw:custom-shape text:anchor-type="paragraph" draw:z-index="5" draw:style-name="gr2" svg:width="0.5315in" svg:height="0.1776in" svg:x="1.8571in" svg:y="1.6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path text:anchor-type="paragraph" draw:z-index="2" draw:style-name="gr1" draw:text-style-name="P25" svg:width="2.1039in" svg:height="0.5177in" svg:x="0.2736in" svg:y="0.835in" svg:viewBox="0 0 5345 1316" svg:d="m0 1308c280 38 552-67 820-133 335-82 501-411 688-661 164-219 341-582 715-503 305 65 634 69 899 238 254 163 599 274 688 609 75 282 434 460 714 291 247-149 544-198 794-344h27"><text:p/></draw:path><draw:line text:anchor-type="paragraph" draw:z-index="1" draw:style-name="gr1" draw:text-style-name="P25" svg:x1="0.2736in" svg:y1="1.5898in" svg:x2="2.3047in" svg:y2="1.5898in"><text:p/></draw:line></text:p>
      <text:p text:style-name="P4"/>
      <text:p text:style-name="P4"/>
      <text:p text:style-name="P4"><draw:frame text:anchor-type="paragraph" draw:z-index="12" draw:style-name="gr6" svg:width="0.1669in" svg:height="0.1925in" svg:x="1.0075in" svg:y="0.0681in"><draw:text-box><text:p>2</text:p></draw:text-box></draw:frame><draw:frame text:anchor-type="paragraph" draw:z-index="13" draw:style-name="gr7" svg:width="0.1669in" svg:height="0.2295in" svg:x="1.6535in" svg:y="0.098in"><draw:text-box><text:p>3</text:p></draw:text-box></draw:frame></text:p>
      <text:p text:style-name="P4"/>
      <text:p text:style-name="P4"><draw:frame text:anchor-type="paragraph" draw:z-index="11" draw:style-name="gr5" svg:width="0.1776in" svg:height="0.2331in" svg:x="0.3827in" svg:y="0.0165in"><draw:text-box><text:p>1</text:p></draw:text-box></draw:frame><draw:frame text:anchor-type="paragraph" draw:z-index="14" draw:style-name="gr8" svg:width="0.1252in" svg:height="0.1925in" svg:x="1.9035in" svg:y="0.0374in"><draw:text-box><text:p>4</text:p></draw:text-box></draw:frame></text:p>
      <text:p text:style-name="P4"/>
      <text:p text:style-name="P4"/>
      <text:p text:style-name="P4"/>
      <text:p text:style-name="P4"/>
      <text:p text:style-name="P4"/>
      <text:p text:style-name="P4"/>
      <text:p text:style-name="P4">1. Konjunktur Aufschwung<text:tab/><text:tab/>-&gt; Expansion</text:p>
      <text:p text:style-name="P4">2. Hochkunjunktur<text:tab/><text:tab/><text:tab/>-&gt; Boom</text:p>
      <text:p text:style-name="P4">3. Konjunktur Abschwung<text:tab/><text:tab/>-&gt; Rezession</text:p>
      <text:p text:style-name="P4">4. Konjunktur tief<text:tab/><text:tab/><text:tab/>-&gt; Depression</text:p>
      <text:p text:style-name="P4"/>
      <text:p text:style-name="P4"/>
      <text:p text:style-name="P4"/>
      <text:p text:style-name="P5">1.2 Merkmale</text:p>
      <text:p text:style-name="P5"/>
      <text:p text:style-name="P8">1.2.1 Expansion</text:p>
      <text:p text:style-name="P5"><text:tab/></text:p>
      <text:p text:style-name="P5"><text:tab/>- Steigende Nachfrage</text:p>
      <text:p text:style-name="P5"><text:tab/>- Steigende Gewinne</text:p>
      <text:p text:style-name="P5"><text:tab/>- Steigende Produktion</text:p>
      <text:p text:style-name="P5"><text:tab/>- Steigende Beschäftigung</text:p>
      <text:p text:style-name="P11"><text:tab/>- Sinkende Arbeitslosigkeit</text:p>
      <text:p text:style-name="P2"><text:span text:style-name="T4"><text:tab/></text:span><text:span text:style-name="T8">- Steigende Kaufkraft</text:span></text:p>
      <text:p text:style-name="P12"><text:tab/>- Steigende Einkommen</text:p>
      <text:p text:style-name="P12"><text:tab/>- Steigende Preise</text:p>
      <text:p text:style-name="P12"><text:tab/>- Steigende Zinsen</text:p>
      <text:p text:style-name="P2"><text:span text:style-name="T2"><text:tab/>- </text:span><text:span text:style-name="T3">Steigende Steuereinnahmen</text:span></text:p>
      <text:p text:style-name="P7"/>
      <text:p text:style-name="P5"/>
      <text:p text:style-name="P5"/>
      <text:p text:style-name="P13"/>
      <text:p text:style-name="P13"/>
      <text:p text:style-name="P13"/>
      <text:p text:style-name="P13"/>
      <text:p text:style-name="P13"><text:soft-page-break/>1.2.3 Rezession </text:p>
      <text:p text:style-name="P13"/>
      <text:p text:style-name="P13">Gegenteil Expansion</text:p>
      <text:p text:style-name="P13"/>
      <text:p text:style-name="P13">1.2.4 Depression</text:p>
      <text:p text:style-name="P13"/>
      <text:p text:style-name="P13">Gegenteil Boom</text:p>
      <text:p text:style-name="P13"/>
      <text:p text:style-name="P22"/>
      <text:p text:style-name="P22">1.3 Konjunktur beeinflussende Maßnahmen</text:p>
      <text:p text:style-name="P13"/>
      <text:p text:style-name="P13">Unterschied zwischen Konjunktur hoch und Konjunktur tief möglichst gering zu halten</text:p>
      <text:p text:style-name="P13"/>
      <text:p text:style-name="P13"/>
      <text:p text:style-name="P13"><text:s/></text:p>
      <text:p text:style-name="P22">1.3.1 Staat (konjunktur fördernd)</text:p>
      <text:p text:style-name="P22"/>
      <text:p text:style-name="P13"><text:tab/>- stärkere Förderungen</text:p>
      <text:p text:style-name="P9"><text:span text:style-name="T9"><text:tab/></text:span><text:span text:style-name="T5">- mehr staatliche Aufträge</text:span></text:p>
      <text:p text:style-name="P13"><text:tab/>- vorrübergehende Senkung der Steuern oder Sozialausgaben</text:p>
      <text:p text:style-name="P13"/>
      <text:p text:style-name="P14"/>
      <text:p text:style-name="P23">1.3.2 EZB (konjunktur fördernd)</text:p>
      <text:p text:style-name="P23"/>
      <text:p text:style-name="P6"><text:span text:style-name="T10"><text:tab/>- Zinspolitik <text:tab/><text:tab/></text:span><text:span text:style-name="T11">(</text:span><text:span text:style-name="T10">Leitzins senken</text:span><text:span text:style-name="T11">)</text:span></text:p>
      <text:p text:style-name="P9"><text:span text:style-name="T5"><text:tab/>- </text:span><text:span text:style-name="T6">Wertpapierhandel <text:tab/>(kaufen)</text:span></text:p>
      <text:p text:style-name="P9"><text:span text:style-name="T5"><text:tab/>- </text:span><text:span text:style-name="T6">Mindestreserven <text:tab/>(senken)</text:span></text:p>
      <text:p text:style-name="P15"/>
      <text:p text:style-name="P15"/>
      <text:p text:style-name="P20"/>
      <text:p text:style-name="P24">Bruttonationaleinkommen (Bruttosizialprodukt)</text:p>
      <text:p text:style-name="P20"/>
      <text:p text:style-name="P10"><text:span text:style-name="T7">· </text:span><text:span text:style-name="T13">Begriff:</text:span></text:p>
      <text:p text:style-name="P20"/>
      <text:p text:style-name="P10"><text:span text:style-name="T7"><text:tab/>Die wirtschaftliche Gesamtleistung eines </text:span><text:span text:style-name="T12">Landes</text:span><text:span text:style-name="T7"> während einer bestimmten <text:tab/>Periode (Jahr) bezeichnet man als Bruttoinladsprodukt (</text:span><text:span text:style-name="T12">Inland</text:span><text:span text:style-name="T7">skonzept)</text:span></text:p>
      <text:p text:style-name="P9"><text:span text:style-name="T6"><text:tab/></text:span><text:span text:style-name="T7">Wurde das Erwerbs- und Vermögenseinkommen vom In- ins Ausland und <text:tab/>umgekehrt mit hinzugerechnet sprach man vom Bruttosozialprodukt</text:span></text:p>
      <text:p text:style-name="P21"><text:tab/>-&gt; da beide nahezu gleich sind, wurde meist nur "Bruttosozialprodukt" verwendet.</text:p>
      <text:p text:style-name="P21"/>
      <text:p text:style-name="P9"><text:span text:style-name="T7"><text:tab/> Inzwischen wird meist das Inländerkonzept genutzt, d.h.: die wirtschaftliche <text:tab/> <text:tab/> Leistung von allen Inländern </text:span><text:span text:style-name="T12">---&gt;</text:span><text:span text:style-name="T7"> </text:span><text:span text:style-name="T12">Bruttonationaleinkommen</text:span></text:p>
      <text:p text:style-name="P15"/>
      <text:p text:style-name="P15"/>
      <text:p text:style-name="P15"/>
      <text:p text:style-name="P15"/>
      <text:p text:style-name="P16"><text:span text:style-name="T14">Verteilung:</text:span></text:p>
      <text:p text:style-name="P15"><draw:path text:anchor-type="paragraph" draw:z-index="15" draw:style-name="gr9" draw:text-style-name="P25" svg:width="2.7748in" svg:height="0.3354in" svg:x="1.6382in" svg:y="0.1661in" svg:viewBox="0 0 7049 853" svg:d="m6138 853c293-137 794-56 900-370 102-305-549-322-847-423-347-118-695-35-1032 26-361 66-673 254-1031 318-299 52-602 121-900 79-381-55-757-144-1138-185-291-32-582 6-873 26-317 22-635 0-952 0h-265v0"><text:p/></draw:path><draw:frame text:anchor-type="paragraph" draw:z-index="16" draw:style-name="gr10" svg:width="1.2295in" svg:height="0.3024in" svg:x="4.4925in" svg:y="0.1791in"><draw:text-box><text:p>Volkseinkommen</text:p></draw:text-box></draw:frame></text:p>
      <text:p text:style-name="P15"><text:tab/><text:tab/>- <text:span text:style-name="T14">Löhne</text:span></text:p>
      <text:p text:style-name="P15"><text:tab/><text:tab/>- <text:span text:style-name="T14">Gewinne, Zinsen, Mieteinnahmen, usw. </text:span></text:p>
      <text:p text:style-name="P15"><text:tab/><text:tab/>- <text:span text:style-name="T14">Steuern</text:span></text:p>
      <text:p text:style-name="P15"><text:tab/><text:tab/>- <text:span text:style-name="T14">Abeschreibungen</text:span></text:p>
      <text:p text:style-name="P16"><text:soft-page-break/><text:span text:style-name="T14">Verwendung:</text:span></text:p>
      <text:p text:style-name="P16"><text:span text:style-name="T14"/></text:p>
      <text:p text:style-name="P16"><text:span text:style-name="T14"><text:tab/><text:tab/><text:tab/>- Verbrauch</text:span></text:p>
      <text:p text:style-name="P16"><text:span text:style-name="T14"><text:tab/><text:tab/><text:tab/>- Investitionen</text:span></text:p>
      <text:p text:style-name="P16"><text:span text:style-name="T14"><text:tab/><text:tab/><text:tab/>- Export</text:span></text:p>
      <text:p text:style-name="P16"><text:span text:style-name="T14"/></text:p>
      <text:p text:style-name="P16"><text:span text:style-name="T14"/></text:p>
      <text:p text:style-name="P16"><text:span text:style-name="T14"/></text:p>
      <text:p text:style-name="P17"><text:span text:style-name="T15">2.2 Nominales und reales Bruttoinladsprodukt</text:span></text:p>
      <text:p text:style-name="P15"/>
      <text:p text:style-name="P15"/>
      <text:p text:style-name="P15"><text:tab/><text:span text:style-name="T15">nominal <text:s/><text:tab/>-&gt; absoluter Wert (Betrag)</text:span></text:p>
      <text:p text:style-name="P17"><text:span text:style-name="T15"><text:tab/>real <text:tab/><text:tab/>-&gt; tatsächlicher Wert, d.h Herausrechnung des Preisanstiegs</text:span></text:p>
      <text:p text:style-name="P17"><text:span text:style-name="T15"><text:tab/><text:tab/><text:tab/> <text:s text:c="3"/>(Berücksichtigung der Inflationsrate)</text:span></text:p>
      <text:p text:style-name="P17"><text:span text:style-name="T15"/></text:p>
      <text:p text:style-name="P17"><text:span text:style-name="T15"/></text:p>
      <text:p text:style-name="P17"><text:span text:style-name="T15"/></text:p>
      <text:p text:style-name="P17"><text:span text:style-name="T15">2.3 Aussagekraft des Bruttonationalseinkommens</text:span></text:p>
      <text:p text:style-name="P17"><text:span text:style-name="T15"/></text:p>
      <text:p text:style-name="P17"><text:span text:style-name="T15"><text:tab/>trifft Aussage über:<text:tab/><text:tab/> - Wirtschaftsstärke eines Landes</text:span></text:p>
      <text:p text:style-name="P17"><text:span text:style-name="T15"><text:tab/><text:tab/><text:tab/><text:tab/><text:tab/> - Wirtschaftsentwickliung eines Landes</text:span></text:p>
      <text:p text:style-name="P17"><text:span text:style-name="T15"><text:tab/><text:tab/><text:tab/><text:tab/><text:tab/> - Wohlstand eines Landes</text:span></text:p>
      <text:p text:style-name="P17"><text:span text:style-name="T15"/></text:p>
      <text:p text:style-name="P18"><text:span text:style-name="T16"><text:tab/>jedoch:</text:span></text:p>
      <text:p text:style-name="P17"><text:span text:style-name="T15"/></text:p>
      <text:p text:style-name="P17"><text:span text:style-name="T15"/></text:p>
      <text:p text:style-name="P18"><text:span text:style-name="T16">Verfälschung durch Erfassung nur von waren und Leistungen, welche über den Markt gehen.</text:span></text:p>
      <text:p text:style-name="P18"><text:span text:style-name="T16"/></text:p>
      <text:p text:style-name="P18"><text:span text:style-name="T16"/></text:p>
      <text:p text:style-name="P18"><text:span text:style-name="T16"><text:tab/>Nich aber:<text:tab/>- Arbeiten im privaten Haushalt (Eigenleistung, Gefälligkeitsarbeiten)</text:span></text:p>
      <text:p text:style-name="P18"><text:span text:style-name="T16"/></text:p>
      <text:p text:style-name="P18"><text:span text:style-name="T16">- Schattenwirtschaft (Schwarzarbeit)</text:span></text:p>
      <text:p text:style-name="P18"><text:span text:style-name="T16"/></text:p>
      <text:p text:style-name="P18"><text:span text:style-name="T16"/></text:p>
      <text:p text:style-name="P19"><text:span text:style-name="T17">dafür jedoch Tätigkeiten zur Beseitigung und Abminderung von Schäden oder Nachteilen infolge der Erstellung des Bruttosozialproduktes (z.B. Umweltschutz, Gesundheitsschutz, Arbeitsschut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4T13:06:24.094518070</meta:creation-date>
    <dc:date>2013-06-05T10:26:45.140317956</dc:date>
    <meta:editing-duration>PT57M</meta:editing-duration>
    <meta:editing-cycles>13</meta:editing-cycles>
    <meta:generator>LibreOfficeDev/4.1.0.0.beta1$Linux_x86 LibreOffice_project/3a2c2d2417101e45fe07cfd8358acf2204a98f3</meta:generator>
    <meta:document-statistic meta:table-count="0" meta:image-count="0" meta:object-count="0" meta:page-count="3" meta:paragraph-count="65" meta:word-count="290" meta:character-count="2440" meta:non-whitespace-character-count="2115"/>
  </office:meta>
</office:document-meta>
</file>